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master-page-name="MP0">
      <style:paragraph-properties style:page-number="auto" fo:break-before="page"/>
      <style:text-properties fo:font-size="13pt" style:font-size-asian="13pt" style:font-size-complex="13pt"/>
    </style:style>
    <style:style style:name="P4" style:family="paragraph" style:parent-style-name="Standard">
      <style:text-properties officeooo:rsid="00101e7e" officeooo:paragraph-rsid="00101e7e"/>
    </style:style>
    <style:style style:name="T1" style:family="text">
      <style:text-properties fo:color="#ce181e"/>
    </style:style>
    <style:style style:name="T2" style:family="text">
      <style:text-properties officeooo:rsid="000ffc1f"/>
    </style:style>
    <style:style style:name="T3" style:family="text">
      <style:text-properties officeooo:rsid="0010f4f5"/>
    </style:style>
    <style:style style:name="T4" style:family="text">
      <style:text-properties officeooo:rsid="0017fa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blockchain behavior : token issue、transact、destroy场景</text:p>
      <text:p text:style-name="P1">issue: individual’s reward, mining;</text:p>
      <text:p text:style-name="P1">transact: exchange for services、virtual assets;</text:p>
      <text:p text:style-name="P1">destroy: contribution to the ecosystem;</text:p>
      <text:p text:style-name="P1"/>
      <text:p text:style-name="P1"/>
      <text:p text:style-name="P1">跑步（基础、线上赛、约定跑）</text:p>
      <text:p text:style-name="Standard">a. issue场景1（<text:span text:style-name="默认段落字体"><text:span text:style-name="T1">mining</text:span></text:span>）：打开Dapp→Run→ 中途播报里程及已获得的token → End running →claim my tokens;</text:p>
      <text:p text:style-name="Standard"><text:s text:c="4"/>issue加成：路跑（+10%）， 女性（+5%），有几率暴击（+100%）；</text:p>
      <text:p text:style-name="Standard"/>
      <text:p text:style-name="Standard">b. issue场景2：报名线上赛 → 显示预计能获得的token数量 → （比赛时间段）完成线上赛 → claim my tokens；</text:p>
      <text:p text:style-name="Standard"><text:s text:c="5"/>issue加成：路跑（+10%），女性（+5%），排名前20%（+10%），前20%-50%（+5%），有几率暴击（+100%）；</text:p>
      <text:p text:style-name="Standard"/>
      <text:p text:style-name="Standard">c. issue场景3：用户A开班约定跑post → 其他用户加入约定跑班（最低人数3）→ 完成跑班任务 → 所有完成任务的用户claim tokens；</text:p>
      <text:p text:style-name="Standard"><text:s text:c="5"/>issue加成：用户A+5%，其他用户+3%，（跑班人数超过30人，且完成任务人数超过25人）用户A+5%，有几率暴击（+100%）</text:p>
      <text:p text:style-name="Standard"/>
      <text:p text:style-name="P1">社区建设</text:p>
      <text:p text:style-name="Standard">a. 跑步记录分享到朋友圈、微信好友→ 奖励tokens至缓冲池→ claim my tokens;</text:p>
      <text:p text:style-name="Standard"><text:s text:c="4"/>issue加成：分享至朋友圈（+25%）</text:p>
      <text:p text:style-name="Standard"/>
      <text:p text:style-name="Standard">b. 任务系统</text:p>
      <text:p text:style-name="Standard"><text:s text:c="4"/>1）、系统任务：完成任务奖励token（比赛、挑战、其他任务）</text:p>
      <text:p text:style-name="Standard"><text:s text:c="4"/>2）、用户任务：用户悬赏任务，获得用户的赏金（考虑虚拟物品的出售，如奖牌、勋章）</text:p>
      <text:p text:style-name="Standard"><text:s text:c="4"/>3）、</text:p>
      <text:p text:style-name="Standard"><text:s text:c="4"/><text:span text:style-name="T2">4）、</text:span></text:p>
      <text:p text:style-name="Standard"/>
      <text:p text:style-name="Standard"/>
      <text:p text:style-name="Standard"/>
      <text:p text:style-name="Standard"/>
      <text:p text:style-name="P2">3. commercial ideas</text:p>
      <text:p text:style-name="Standard">a. 指定一个品牌的装备，token获得加成(+x%);</text:p>
      <text:p text:style-name="Standard">b. 圈内公益、圈外公益；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4. 其他</text:p>
      <text:p text:style-name="P4">a. 初版，着重体现issue这个动作！基于“装备”，得到token获取的“加成”，类似于“攻击力”的加成。</text:p>
      <text:p text:style-name="P4">装备的种类：帽子、T、裤子、鞋子、袜子；</text:p>
      <text:p text:style-name="P4">装备的生成：由每个人跑步后随机掉落；【路跑、脉搏、GPS、距离、时间都会引起装备的<text:tab/><text:tab/>掉率；】</text:p>
      <text:p text:style-name="P4">装备的等级：普通、精良、史诗、套装；</text:p>
      <text:p text:style-name="P4">装备的属性：示例：每周第一次跑步有<text:span text:style-name="T3">100%的暴击率；token获取加成+x%；</text:span></text:p>
      <text:p text:style-name="P4">仔细考虑装备属性的设计。</text:p>
      <text:p text:style-name="P4"/>
      <text:p text:style-name="P4">除了装备会影响token <text:span text:style-name="T4">issue的加成，token issue也可以设计成为与距离非线性相关的，特别是在长距离跑步中，比如全马，后半程issue速度会提高，以鼓励跑者继续前进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13T10:31:00Z</meta:creation-date>
    <dc:date>2019-03-13T21:37:02.228244528</dc:date>
    <meta:editing-cycles>22</meta:editing-cycles>
    <meta:editing-duration>PT3H34M32S</meta:editing-duration>
    <meta:document-statistic meta:table-count="0" meta:image-count="0" meta:object-count="0" meta:page-count="2" meta:paragraph-count="30" meta:word-count="670" meta:character-count="1123" meta:non-whitespace-character-count="1032"/>
    <meta:template xlink:type="simple" xlink:actuate="onRequest" xlink:title="" xlink:href="Normal.dotm"/>
  </office:meta>
</office:document-meta>
</file>